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333333" draw:marker-start-width="0.65cm" draw:marker-end-width="0.65cm" draw:fill="solid" draw:fill-color="#cccccc" draw:textarea-horizontal-align="justify" draw:textarea-vertical-align="middle" draw:auto-grow-height="false" fo:padding-top="0.275cm" fo:padding-bottom="0.275cm" fo:padding-left="0.4cm" fo:padding-right="0.4cm"/>
    </style:style>
    <style:style style:name="gr2" style:family="graphic" style:parent-style-name="standard">
      <style:graphic-properties svg:stroke-width="0.1cm" draw:marker-start-width="0.35cm" draw:marker-end-width="0.35cm" draw:fill="solid" draw:fill-color="#aea79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66666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cm"/>
    </style:style>
    <style:style style:name="gr8" style:family="graphic" style:parent-style-name="standard">
      <style:graphic-properties svg:stroke-width="0.1cm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color="#004a4a" fo:font-size="48pt" style:font-size-asian="48pt" style:font-size-complex="48pt"/>
    </style:style>
    <style:style style:name="P3" style:family="paragraph">
      <style:text-properties fo:color="#000000" fo:font-weight="bold" style:font-weight-asian="bold" style:font-weight-complex="bold"/>
    </style:style>
    <style:style style:name="P4" style:family="paragraph">
      <style:text-properties fo:color="#000000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color="#004a4a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7" style:family="paragraph">
      <style:text-properties fo:color="#ffffff" fo:font-style="italic" fo:font-weight="bold" style:font-style-asian="italic" style:font-weight-asian="bold" style:font-style-complex="italic" style:font-weight-complex="bold"/>
    </style:style>
    <style:style style:name="P8" style:family="paragraph">
      <style:text-properties fo:color="#000000"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style:text-properties fo:color="#004a4a" fo:font-size="66pt" style:font-size-asian="66pt" style:font-size-complex="66pt"/>
    </style:style>
    <style:style style:name="P11" style:family="paragraph">
      <style:text-properties fo:color="#004a4a" fo:font-size="66pt" fo:font-weight="bold" style:font-size-asian="66pt" style:font-weight-asian="bold" style:font-size-complex="6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4a4a" fo:font-size="48pt" style:font-size-asian="48pt" style:font-size-complex="48pt"/>
    </style:style>
    <style:style style:name="T4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color="#004a4a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cm" svg:height="16.2cm" svg:x="0.3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9cm" svg:height="3.8cm" svg:x="0.999cm" svg:y="4.3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9cm" svg:height="3.8cm" svg:x="1cm" svg:y="1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2cm" svg:height="2.4cm" svg:x="1.3cm" svg:y="5.1cm">
          <text:p text:style-name="P1"><text:span text:style-name="T1">Textura(pos_0)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15cm" svg:height="2.389cm" svg:x="11.55cm" svg:y="5.099cm">
          <text:p text:style-name="P1"><text:span text:style-name="T1">Transmitancia_luz(pos_0)</text:span></text:p>
          <text:p text:style-name="P1">(<text:span text:style-name="T2">Rayo secundario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1.592cm" svg:y1="6.289cm" svg:x2="9.7cm" svg:y2="6.3cm">
          <text:p/>
        </draw:line>
        <draw:line draw:style-name="gr5" draw:text-style-name="P1" draw:layer="layout" svg:x1="6.483cm" svg:y1="6.251cm" svg:x2="8.4cm" svg:y2="6.3cm">
          <text:p/>
        </draw:line>
        <draw:frame draw:style-name="gr6" draw:text-style-name="P2" draw:layer="layout" svg:width="1.912cm" svg:height="2.143cm" svg:x="8.2cm" svg:y="9cm">
          <draw:text-box>
            <text:p text:style-name="P2"><text:span text:style-name="T3">...</text:span></text:p>
          </draw:text-box>
        </draw:frame>
        <draw:frame draw:style-name="gr7" draw:text-style-name="P4" draw:layer="layout" svg:width="0.6cm" svg:height="2.376cm" svg:x="8.5cm" svg:y="5.4cm">
          <draw:text-box>
            <text:p text:style-name="P3"><text:span text:style-name="T4">*</text:span></text:p>
          </draw:text-box>
        </draw:frame>
        <draw:frame draw:style-name="gr6" draw:text-style-name="P6" draw:layer="layout" svg:width="6.839cm" svg:height="1.276cm" svg:x="6.2cm" svg:y="2.438cm">
          <draw:text-box>
            <text:p text:style-name="P5"><text:span text:style-name="T5">Rayo principal</text:span></text:p>
          </draw:text-box>
        </draw:frame>
        <draw:frame draw:style-name="gr6" draw:text-style-name="P7" draw:layer="layout" svg:width="10.628cm" svg:height="0.962cm" svg:x="1.078cm" svg:y="4.238cm">
          <draw:text-box>
            <text:p text:style-name="P7"><text:span text:style-name="T6">pos_0 = pos + dir * 0 * paso = pos</text:span></text:p>
          </draw:text-box>
        </draw:frame>
        <draw:custom-shape draw:style-name="gr3" draw:text-style-name="P1" draw:layer="layout" svg:width="5.2cm" svg:height="2.4cm" svg:x="1.299cm" svg:y="14.4cm">
          <text:p text:style-name="P1"><text:span text:style-name="T1">Textura(pos_N)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151cm" svg:height="2.389cm" svg:x="11.549cm" svg:y="14.399cm">
          <text:p text:style-name="P1"><text:span text:style-name="T1">Transmitancia_luz(pos_N)</text:span></text:p>
          <text:p text:style-name="P1">(<text:span text:style-name="T2">Rayo secundario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1.591cm" svg:y1="15.589cm" svg:x2="9.699cm" svg:y2="15.6cm">
          <text:p/>
        </draw:line>
        <draw:line draw:style-name="gr5" draw:text-style-name="P1" draw:layer="layout" svg:x1="6.482cm" svg:y1="15.551cm" svg:x2="8.399cm" svg:y2="15.6cm">
          <text:p/>
        </draw:line>
        <draw:frame draw:style-name="gr7" draw:text-style-name="P4" draw:layer="layout" svg:width="0.6cm" svg:height="2.376cm" svg:x="8.499cm" svg:y="14.7cm">
          <draw:text-box>
            <text:p text:style-name="P3"><text:span text:style-name="T4">*</text:span></text:p>
          </draw:text-box>
        </draw:frame>
        <draw:frame draw:style-name="gr6" draw:text-style-name="P8" draw:layer="layout" svg:width="8.981cm" svg:height="0.962cm" svg:x="1.077cm" svg:y="13.538cm">
          <draw:text-box>
            <text:p text:style-name="P8"><text:span text:style-name="T7">pos_N = pos + dir * N * paso</text:span></text:p>
          </draw:text-box>
        </draw:frame>
        <draw:custom-shape draw:style-name="gr8" draw:text-style-name="P9" draw:layer="layout" svg:width="4.8cm" svg:height="1.8cm" svg:x="6.6cm" svg:y="19.8cm">
          <text:p text:style-name="P9"><text:span text:style-name="T8">Color Fina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9.115cm" svg:y1="18.3cm" svg:x2="9.1cm" svg:y2="20.1cm">
          <text:p/>
        </draw:line>
        <draw:frame draw:style-name="gr6" draw:text-style-name="P11" draw:layer="layout" svg:width="1.861cm" svg:height="2.855cm" svg:x="8.2cm" svg:y="7.845cm">
          <draw:text-box>
            <text:p text:style-name="P10"><text:span text:style-name="T9">+</text:span></text:p>
          </draw:text-box>
        </draw:frame>
        <draw:frame draw:style-name="gr6" draw:text-style-name="P11" draw:layer="layout" svg:width="1.861cm" svg:height="2.855cm" svg:x="8.201cm" svg:y="10.546cm">
          <draw:text-box>
            <text:p text:style-name="P10"><text:span text:style-name="T9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rigo </meta:initial-creator>
    <meta:creation-date>2014-06-24T18:14:45</meta:creation-date>
    <dc:date>2014-06-25T15:37:26</dc:date>
    <dc:creator>rodrigo </dc:creator>
    <meta:editing-duration>PT37M26S</meta:editing-duration>
    <meta:editing-cycles>18</meta:editing-cycles>
    <meta:generator>LibreOffice/3.5$Linux_X86_64 LibreOffice_project/350m1$Build-2</meta:generator>
    <meta:document-statistic meta:object-count="21"/>
  </office:meta>
</office:document-meta>
</file>